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Cantarell Extra Bold1" svg:font-family="'Cantarell Extra Bold'" style:font-adornments="Extra Bold" style:font-pitch="variable"/>
    <style:font-face style:name="Comfortaa" svg:font-family="Comfortaa" style:font-pitch="variable"/>
    <style:font-face style:name="Comfortaa1" svg:font-family="Comfortaa" style:font-adornments="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Biolinum O" svg:font-family="'Linux Biolinum O'" style:font-pitch="variable"/>
    <style:font-face style:name="Linux Biolinum O1" svg:font-family="'Linux Biolinum O'" style:font-adornments="Regular"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微軟正黑體" svg:font-family="微軟正黑體" style:font-family-generic="system" style:font-pitch="variable"/>
  </office:font-face-decls>
  <office:automatic-styles>
    <style:style style:name="dp1" style:family="drawing-page"/>
    <style:style style:name="gr1" style:family="graphic" style:parent-style-name="Obj_5f_Inner2">
      <style:graphic-properties draw:opacity="100%" draw:textarea-vertical-align="middle" draw:auto-grow-height="false" fo:min-height="6.822cm" fo:min-width="6.572cm"/>
    </style:style>
    <style:style style:name="gr2" style:family="graphic" style:parent-style-name="Default_20_Drawing_20_Style_5f_1">
      <style:graphic-properties draw:opacity="19%" draw:textarea-horizontal-align="justify" draw:textarea-vertical-align="middle" draw:auto-grow-height="false" fo:min-height="6.822cm" fo:min-width="6.572cm"/>
    </style:style>
    <style:style style:name="gr3" style:family="graphic" style:parent-style-name="Obj_5f_Line2">
      <style:graphic-properties draw:opacity="37%" draw:textarea-vertical-align="middle"/>
    </style:style>
    <style:style style:name="gr4" style:family="graphic" style:parent-style-name="standard">
      <style:graphic-properties draw:stroke="solid" svg:stroke-width="0.028cm" svg:stroke-color="#1c527f" draw:marker-start-width="0.242cm" draw:marker-end-width="0.242cm" draw:fill="solid" draw:fill-color="#ffffff" draw:textarea-horizontal-align="center" draw:textarea-vertical-align="middle" fo:min-height="4.065cm" fo:padding-top="0.139cm" fo:padding-bottom="0.139cm" fo:padding-left="0.264cm" fo:padding-right="0.264cm" draw:shadow="hidden"/>
    </style:style>
    <style:style style:name="gr5" style:family="graphic" style:parent-style-name="Obj_5f_Inner">
      <style:graphic-properties fo:min-height="0.195cm" fo:min-width="0cm"/>
    </style:style>
    <style:style style:name="gr6" style:family="graphic" style:parent-style-name="Obj_5f_Inner">
      <style:graphic-properties draw:textarea-horizontal-align="center" draw:textarea-vertical-align="middle" fo:min-height="3.125cm" fo:min-width="6.875cm" draw:shadow="hidden"/>
    </style:style>
    <style:style style:name="gr7" style:family="graphic" style:parent-style-name="Obj_5f_Inner">
      <style:graphic-properties fo:min-height="0.234cm" fo:min-width="0.041cm"/>
    </style:style>
    <style:style style:name="gr8" style:family="graphic" style:parent-style-name="Obj_5f_Inner">
      <style:graphic-properties fo:min-height="0.078cm" fo:min-width="0cm"/>
    </style:style>
    <style:style style:name="gr9" style:family="graphic" style:parent-style-name="Obj_5f_Inner">
      <style:graphic-properties fo:min-height="0.093cm" fo:min-width="0cm"/>
    </style:style>
    <style:style style:name="gr10" style:family="graphic" style:parent-style-name="Obj_5f_Inner">
      <style:graphic-properties fo:min-height="0.084cm" fo:min-width="0cm"/>
    </style:style>
    <style:style style:name="gr11" style:family="graphic" style:parent-style-name="Obj_5f_Inner">
      <style:graphic-properties fo:min-height="0.118cm" fo:min-width="0cm"/>
    </style:style>
    <style:style style:name="P1" style:family="paragraph">
      <loext:graphic-properties draw:opacity="100%"/>
      <style:paragraph-properties fo:text-align="center"/>
    </style:style>
    <style:style style:name="P2" style:family="paragraph">
      <loext:graphic-properties draw:opacity="19%"/>
      <style:paragraph-properties fo:text-align="center"/>
    </style:style>
    <style:style style:name="P3" style:family="paragraph">
      <loext:graphic-properties draw:opacity="37%"/>
      <style:paragraph-properties fo:text-align="center"/>
    </style:style>
    <style:style style:name="P4" style:family="paragraph">
      <loext:graphic-properties draw:fill="solid" draw:fill-color="#ffffff"/>
      <style:paragraph-properties fo:text-align="center" style:writing-mode="lr-tb"/>
      <style:text-properties fo:color="#1c527f" loext:opacity="100%" style:text-outline="false" style:font-name="Cantarell Extra Bold" fo:font-size="47pt" fo:letter-spacing="-0.032cm" fo:font-weight="bold" fo:background-color="#1c527f" style:font-size-asian="47pt" style:font-weight-asian="bold" style:font-size-complex="47pt" style:font-weight-complex="bold"/>
    </style:style>
    <style:style style:name="P5"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預設">
        <draw:g>
          <draw:custom-shape draw:style-name="gr1" draw:text-style-name="P1" draw:layer="layout" svg:width="10cm" svg:height="10cm" svg:x="0cm" svg:y="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 draw:text-style-name="P2" draw:layer="layout" svg:width="10cm" svg:height="10cm" svg:x="0cm" svg:y="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 draw:text-style-name="P3" draw:layer="layout" svg:width="6.718cm" svg:height="4.386cm" draw:transform="skewX (-0.369137136796801) rotate (-1.07198122657492) translate (5.56809377940311cm 0.325115847253027cm)" svg:viewBox="0 0 6719 4387" svg:d="M0 0c6255 0 6719 4387 6719 4387">
            <text:p/>
          </draw:path>
          <draw:path draw:style-name="gr3" draw:text-style-name="P3" draw:layer="layout" svg:width="9.117cm" svg:height="6.95cm" draw:transform="skewX (0.397411470679109) rotate (-0.687485192360567) translate (6.00776113162941cm 0.325123983687162cm)" svg:viewBox="0 0 9118 6951" svg:d="M0 0c8489 2 9118 6951 9118 6951">
            <text:p/>
          </draw:path>
          <draw:path draw:style-name="gr3" draw:text-style-name="P3" draw:layer="layout" svg:width="6.72cm" svg:height="4.383cm" draw:transform="skewX (0.3694862026472) rotate (1.07233029242532) translate (1.28764046916197cm 6.2277516740681cm)" svg:viewBox="0 0 6721 4384" svg:d="M6721 0c-6257-2-6721 4384-6721 4384">
            <text:p/>
          </draw:path>
          <draw:path draw:style-name="gr3" draw:text-style-name="P3" draw:layer="layout" svg:width="9.113cm" svg:height="6.947cm" draw:transform="skewX (-0.396538806053112) rotate (0.688008791136165) translate (-2.97976520220404cm 6.1124679292306cm)" svg:viewBox="0 0 9114 6948" svg:d="M9114 0c-8486-3-9114 6948-9114 6948">
            <text:p/>
          </draw:path>
          <draw:line draw:style-name="gr3" draw:text-style-name="P3" draw:layer="layout" svg:x1="5.01cm" svg:y1="0.143cm" svg:x2="5.01cm" svg:y2="9.815cm">
            <text:p/>
          </draw:line>
          <draw:path draw:style-name="gr3" draw:text-style-name="P3" draw:layer="layout" svg:width="6.72cm" svg:height="4.384cm" draw:transform="skewX (-0.369137136796801) rotate (-2.64295208629501) translate (9.68802311789774cm 5.5140794173269cm)" svg:viewBox="0 0 6721 4385" svg:d="M0 0c6255-1 6721 4385 6721 4385">
            <text:p/>
          </draw:path>
          <draw:path draw:style-name="gr3" draw:text-style-name="P3" draw:layer="layout" svg:width="9.116cm" svg:height="6.948cm" draw:transform="skewX (0.39706240482871) rotate (-2.25863058500586) translate (9.68801481888546cm 5.9537467535665cm)" svg:viewBox="0 0 9117 6949" svg:d="M0 0c8488-1 9117 6949 9117 6949">
            <text:p/>
          </draw:path>
          <draw:path draw:style-name="gr3" draw:text-style-name="P3" draw:layer="layout" svg:width="6.712cm" svg:height="4.387cm" draw:transform="skewX (0.370184334347997) rotate (-0.498989633145179) translate (3.79367906786355cm 1.2341383351356cm)" svg:viewBox="0 0 6713 4388" svg:d="M6713 0c-6255 1-6713 4388-6713 4388">
            <text:p/>
          </draw:path>
          <draw:path draw:style-name="gr3" draw:text-style-name="P3" draw:layer="layout" svg:width="9.117cm" svg:height="6.949cm" draw:transform="skewX (-0.397236937753909) rotate (-0.883136601509131) translate (3.90047156032286cm -3.03903301517832cm)" svg:viewBox="0 0 9118 6950" svg:d="M9118 0c-8487 0-9118 6950-9118 6950">
            <text:p/>
          </draw:path>
          <draw:line draw:style-name="gr3" draw:text-style-name="P3" draw:layer="layout" svg:x1="9.871cm" svg:y1="4.956cm" svg:x2="0.199cm" svg:y2="4.956cm">
            <text:p/>
          </draw:line>
        </draw:g>
        <draw:g>
          <draw:polygon draw:style-name="gr4" draw:text-style-name="P4" draw:layer="layout" svg:width="1.834cm" svg:height="1.679cm" svg:x="0.25cm" svg:y="4.045cm" svg:viewBox="0 0 1835 1680" draw:points="0,1680 407,1680 407,736 755,1422 1073,1422 1428,692 1428,1680 1835,1680 1835,0 1435,0 934,981 404,0 0,0">
            <text:p/>
          </draw:polygon>
          <draw:path draw:style-name="gr4" draw:text-style-name="P4" draw:layer="layout" svg:width="1.311cm" svg:height="1.679cm" svg:x="2.414cm" svg:y="4.057cm" svg:viewBox="0 0 1312 1680" svg:d="M0 1680h419v-493h137l85-3 79-9 76-13 71-20 66-25 63-29 57-34 52-39 47-43 41-48 35-51 30-55 24-60 16-63 10-66 4-70-3-64-8-60-16-57-19-54-27-50-30-46-37-43-42-38-47-33-51-29-57-27-60-20-65-16-70-12-75-7-79-3h-626zM593 368l32 1 29 3 28 5 26 7 26 10 24 10 20 14 21 14 17 16 15 18 14 19 10 20 9 22 8 23 2 25 2 25-2 25-2 25-5 22-9 20-8 19-12 19-13 16-15 15-16 13-19 11-20 11-22 8-24 6-24 5-25 3-28 1h-213v-451z">
            <text:p/>
          </draw:path>
          <draw:polygon draw:style-name="gr4" draw:text-style-name="P4" draw:layer="layout" svg:width="1.452cm" svg:height="1.679cm" svg:x="3.698cm" svg:y="4.045cm" svg:viewBox="0 0 1453 1680" draw:points="518,1680 930,1680 930,368 1453,368 1453,0 0,0 0,368 518,368">
            <text:p/>
          </draw:polygon>
          <draw:path draw:style-name="gr4" draw:text-style-name="P4" draw:layer="layout" svg:width="1.434cm" svg:height="1.679cm" svg:x="5.295cm" svg:y="4.045cm" svg:viewBox="0 0 1435 1680" svg:d="M0 1680h419v-573h187l325 573h504l-419-661 35-20 32-22 32-24 28-25 28-27 25-28 22-31 20-32 19-32 16-35 15-36 10-37 10-39 6-40 4-41 2-42-3-58-9-57-13-51-18-50-24-45-28-43-34-38-38-33-42-31-47-26-51-23-57-19-60-15-64-10-67-8-73-1h-692zM634 365l29 1 28 3 24 5 25 6 22 7 20 9 19 10 17 13 16 13 13 16 10 16 10 18 7 19 5 20 3 22 1 23v21l-3 20-4 19-4 18-8 16-9 14-10 15-11 12-12 11-15 11-16 7-17 7-18 6-20 4-21 2-23 1h-273v-385z">
            <text:p/>
          </draw:path>
          <draw:path draw:style-name="gr4" draw:text-style-name="P4" draw:layer="layout" svg:width="1.706cm" svg:height="1.679cm" svg:x="6.683cm" svg:y="4.045cm" svg:viewBox="0 0 1707 1680" svg:d="M0 1680h448l101-346h587l108 346h463l-574-1680h-534zM663 956l175-585 181 585z">
            <text:p/>
          </draw:path>
          <draw:polygon draw:style-name="gr4" draw:text-style-name="P4" draw:layer="layout" svg:width="1.403cm" svg:height="1.727cm" svg:x="8.418cm" svg:y="4.022cm" svg:viewBox="0 0 1404 1728" draw:points="864,1728 933,1726 1003,1720 1074,1709 1143,1695 1210,1679 1273,1658 1330,1635 1382,1610 1291,1308 1253,1320 1213,1330 1172,1339 1130,1346 1089,1353 1047,1358 1006,1359 966,1361 904,1358 847,1352 791,1340 742,1324 693,1305 650,1280 610,1253 575,1220 543,1184 515,1145 491,1102 472,1055 455,1004 445,952 438,895 435,835 438,780 444,727 454,679 467,632 485,591 507,553 531,518 559,488 591,460 628,436 667,416 709,400 755,387 804,378 857,372 912,371 962,371 1013,375 1064,380 1115,387 1164,396 1209,407 1251,419 1288,434 1404,104 1343,79 1283,58 1223,41 1162,26 1102,15 1041,6 980,1 917,0 818,4 723,16 632,35 546,63 466,96 390,139 320,185 257,241 199,301 147,366 104,439 67,517 38,600 18,688 4,780 0,876 4,971 16,1060 36,1145 63,1225 98,1301 139,1371 187,1435 241,1493 301,1547 366,1594 438,1634 514,1667 594,1693 680,1712 771,1724">
            <text:p/>
          </draw:polygon>
        </draw:g>
        <draw:g>
          <draw:custom-shape draw:style-name="gr5" draw:layer="layout" svg:width="0.644cm" svg:height="0.627cm" draw:transform="skewX (0.230208928338052) rotate (0.230208928338052) translate (1.969cm 2.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4.549cm" svg:height="0.537cm" draw:transform="skewX (0.234223185617639) rotate (0.232303323440445) translate (2.58004305231024cm 2.50970349962793cm)" svg:viewBox="0 0 4550 538" svg:d="M75 270c-21-29-46-54-75-76l85-21 150-30 153-28 159-25 161-22 165-20 168-15 168-13 170-10 173-7 172-3h174l172 3 171 7 171 11 169 11 168 16 165 19 160 22 160 27 153 27 134 28 91-171 938 538-1209-27 70-131-34-9-121-28-126-27-128-22-133-22-136-19-137-15-140-15-142-10-142-7-144-6-145-3h-146l-143 3-144 6-143 7-142 10-139 15-137 16-136 17-132 22-130 24-124 24-123 30-112 29c-9-47-28-91-57-130z">
            <text:p/>
          </draw:path>
        </draw:g>
        <draw:g>
          <draw:custom-shape draw:style-name="gr7" draw:layer="layout" svg:width="0.765cm" svg:height="0.684cm" svg:x="3.942cm" svg:y="2.8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4.071cm" svg:height="0.584cm" svg:x="4.688cm" svg:y="2.699cm" svg:viewBox="0 0 4072 585" svg:d="M67 293c-19-30-41-58-67-83l76-22 134-33 137-29 142-28 145-25 147-20 150-18 151-13 153-12 155-7 153-3h155l155 3 153 7 153 12 152 13 149 18 147 20 145 23 141 30 139 29 121 30 81-185 838 585-1082-29 63-143-30-10-109-31-113-27-115-25-118-24-121-20-123-18-125-14-127-12-127-9-130-5-129-3h-130l-130 3-128 5-129 9-125 12-126 14-122 18-123 20-118 22-116 27-112 27-109 31-101 32c-8-50-24-98-50-142z">
            <text:p/>
          </draw:path>
        </draw:g>
        <draw:g>
          <draw:custom-shape draw:style-name="gr8" draw:layer="layout" svg:width="0.63cm" svg:height="0.464cm" draw:transform="skewX (-0.297055038689435) rotate (-0.296182374063438) translate (1.074cm 7.3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2.122cm" svg:height="0.33cm" draw:transform="skewX (-0.293040781409848) rotate (-0.296705972839036) translate (1.7654256044886cm 7.58424619676219cm)" svg:viewBox="0 0 2123 331" svg:d="M16 252c0-16-3-32-7-48l115-5 127-5 124-9 124-10 120-12 119-13 116-15 112-16 108-17 31-5-65-81 1083-16-837 331-82-105-120 17-138 16-142 16-144 14-148 13-149 8-151 9-154 6-58 1c10-25 16-49 16-74z">
            <text:p/>
          </draw:path>
        </draw:g>
        <draw:g>
          <draw:custom-shape draw:style-name="gr9" draw:layer="layout" svg:width="0.485cm" svg:height="0.485cm" svg:x="4.308cm" svg:y="7.6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633cm" svg:height="0.345cm" svg:x="4.863cm" svg:y="7.664cm" svg:viewBox="0 0 1634 346" svg:d="M12 263c0-16-2-34-5-50l88-4 98-8 96-8 95-11 93-11 91-13 89-15 86-17 85-18 22-6-49-86 833-16-644 346-63-110-93 18-106 18-109 17-111 13-114 13-114 11-116 7-119 7-45 2c7-25 12-51 12-79z">
            <text:p/>
          </draw:path>
        </draw:g>
        <draw:g>
          <draw:custom-shape draw:style-name="gr10" draw:layer="layout" svg:width="0.485cm" svg:height="0.47cm" draw:transform="skewX (-0.252025543987981) rotate (-0.252025543987982) translate (2.19cm 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633cm" svg:height="0.334cm" draw:transform="skewX (-0.24940755010999) rotate (-0.250105681810787) translate (2.7269255626182cm 6.92816334429241cm)" svg:viewBox="0 0 1634 335" svg:d="M12 254c0-16-2-33-5-48l88-4 98-8 96-8 95-10 93-11 91-14 89-13 86-18 84-17 22-4-48-84 833-15-644 335-63-106-94 17-105 18-109 15-111 14-114 11-114 10-117 7-118 8-45 1c7-25 12-51 12-76z">
            <text:p/>
          </draw:path>
        </draw:g>
        <draw:g>
          <draw:custom-shape draw:style-name="gr9" draw:layer="layout" svg:width="0.484cm" svg:height="0.485cm" svg:x="3.796cm" svg:y="6.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633cm" svg:height="0.345cm" svg:x="4.35cm" svg:y="6.423cm" svg:viewBox="0 0 1634 346" svg:d="M12 263c0-16-2-34-5-50l88-4 98-8 96-8 95-11 93-11 91-13 89-15 86-17 85-18 22-6-49-86 833-16-644 346-63-110-93 18-106 18-109 17-111 13-114 13-114 11-116 7-119 7-45 2c7-25 12-51 12-79z">
            <text:p/>
          </draw:path>
        </draw:g>
        <draw:g>
          <draw:custom-shape draw:style-name="gr11" draw:layer="layout" svg:width="0.574cm" svg:height="0.518cm" draw:transform="skewX (-0.444884426333354) rotate (-0.444884426333355) translate (1.161cm 2.167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933cm" svg:height="0.37cm" draw:transform="skewX (0.441393767829366) rotate (-2.70019888576043) translate (3.5033902547281cm 1.88194592484944cm)" svg:viewBox="0 0 1934 371" svg:d="M1921 280c0-18 1-35 6-53l-105-6-116-7-113-9-113-10-109-13-110-15-103-16-104-18-98-19-28-6 57-91-985-17 764 371 74-119 109 19 126 19 128 18 132 14 136 13 135 12 137 9 141 5 52 3c-9-27-13-55-13-84z">
            <text:p/>
          </draw:path>
        </draw:g>
        <draw:g>
          <draw:custom-shape draw:style-name="gr9" draw:layer="layout" svg:width="0.484cm" svg:height="0.485cm" svg:x="6.352cm" svg:y="6.4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 draw:text-style-name="P5" draw:layer="layout" svg:width="1.633cm" svg:height="0.345cm" svg:x="6.907cm" svg:y="6.496cm" svg:viewBox="0 0 1634 346" svg:d="M12 263c0-16-2-34-5-50l88-4 98-8 96-8 95-11 93-11 91-13 89-15 86-17 85-18 22-6-49-86 833-16-644 346-63-110-93 18-106 18-109 17-111 13-114 13-114 11-116 7-119 7-45 2c7-25 12-51 12-79z">
            <text:p/>
          </draw:path>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Cantarell Extra Bold1" svg:font-family="'Cantarell Extra Bold'" style:font-adornments="Extra Bold" style:font-pitch="variable"/>
    <style:font-face style:name="Comfortaa" svg:font-family="Comfortaa" style:font-pitch="variable"/>
    <style:font-face style:name="Comfortaa1" svg:font-family="Comfortaa" style:font-adornments="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Biolinum O" svg:font-family="'Linux Biolinum O'" style:font-pitch="variable"/>
    <style:font-face style:name="Linux Biolinum O1" svg:font-family="'Linux Biolinum O'" style:font-adornments="Regular"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微軟正黑體" svg:font-family="微軟正黑體"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none" draw:stroke-dash="Dot" svg:stroke-width="0cm" svg:stroke-color="#f0f0f0"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nux Biolinum O1" fo:font-family="'Linux Biolinum O'" style:font-style-name="Regular"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_5f_Inner" style:display-name="Obj_Inner" style:family="graphic" style:parent-style-name="standard">
      <style:graphic-properties draw:stroke="none" draw:stroke-dash="Dash_20_Dot_20_4" draw:fill="solid" draw:fill-color="#ffffff" draw:textarea-horizontal-align="justify" draw:textarea-vertical-align="middle" draw:auto-grow-height="false" fo:min-height="3.375cm" fo:min-width="3.875cm"/>
      <style:paragraph-properties fo:text-align="center"/>
      <style:text-properties fo:color="#1c527f" loext:opacity="100%" style:font-name="Cantarell Extra Bold1" fo:font-family="'Cantarell Extra Bold'" style:font-style-name="Extra Bold" style:font-pitch="variable" fo:font-size="40pt" fo:font-weight="800"/>
    </style:style>
    <style:style style:name="Obj_5f_Background" style:display-name="Obj_Background" style:family="graphic" style:parent-style-name="standard">
      <style:graphic-properties draw:stroke="none" draw:fill-color="#1c527f" draw:textarea-horizontal-align="justify" draw:textarea-vertical-align="middle" draw:auto-grow-height="false" fo:min-height="8.774cm" fo:min-width="8.524cm"/>
      <style:paragraph-properties fo:text-align="center"/>
    </style:style>
    <style:style style:name="Obj_5f_Inner2" style:display-name="Obj_Inner2" style:family="graphic" style:parent-style-name="standard">
      <style:graphic-properties draw:stroke="none" draw:stroke-dash="Dash_20_Dot_20_4" draw:fill="solid" draw:fill-color="#1c527f" fo:min-height="1.33cm" fo:min-width="1.33cm"/>
    </style:style>
    <style:style style:name="Obj_5f_Boundary" style:display-name="Obj_Boundary" style:family="graphic" style:parent-style-name="standard">
      <style:graphic-properties draw:stroke="dash" draw:stroke-dash="Dot" svg:stroke-color="#ffffff" svg:stroke-linecap="butt" draw:fill="none" draw:textarea-horizontal-align="justify" draw:textarea-vertical-align="middle" draw:auto-grow-height="false" fo:min-height="6.375cm" fo:min-width="6.125cm"/>
      <style:paragraph-properties fo:text-align="center"/>
    </style:style>
    <style:style style:name="Obj_5f_Line2" style:display-name="Obj_Line2" style:family="graphic" style:parent-style-name="standard">
      <style:graphic-properties draw:stroke="dash" draw:stroke-dash="Dash_20__28_Rounded_29_" svg:stroke-width="0.159cm" svg:stroke-color="#1c527f" draw:marker-start-width="0.438cm" draw:marker-end-width="0.438cm" svg:stroke-linecap="round" fo:padding-top="0.204cm" fo:padding-bottom="0.204cm" fo:padding-left="0.329cm" fo:padding-right="0.329cm"/>
    </style:style>
    <style:style style:name="Obj_5f_Line1" style:display-name="Obj_Line1" style:family="graphic" style:parent-style-name="standard">
      <style:graphic-properties draw:stroke="dash" draw:stroke-dash="Dash_20__28_Rounded_29_" svg:stroke-width="0.16cm" svg:stroke-color="#ffffff" draw:marker-start-width="0.44cm" draw:marker-end-width="0.44cm" svg:stroke-linecap="round"/>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預設"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Yen-Sen Lu</meta:initial-creator>
    <meta:creation-date>2023-03-15T11:16:17.046409167</meta:creation-date>
    <dc:date>2023-03-22T14:52:31.384964443</dc:date>
    <meta:editing-duration>PT23H34M15S</meta:editing-duration>
    <meta:editing-cycles>22</meta:editing-cycles>
    <meta:generator>LibreOffice/7.3.7.2$Linux_X86_64 LibreOffice_project/30$Build-2</meta:generator>
    <meta:document-statistic meta:object-count="45"/>
  </office:meta>
</office:document-meta>
</file>